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76mm"/>
    </style:style>
    <style:style style:name="co2" style:family="table-column">
      <style:table-column-properties fo:break-before="auto" style:column-width="23.18mm"/>
    </style:style>
    <style:style style:name="co3" style:family="table-column">
      <style:table-column-properties fo:break-before="auto" style:column-width="69.87mm"/>
    </style:style>
    <style:style style:name="co4" style:family="table-column">
      <style:table-column-properties fo:break-before="auto" style:column-width="200.08mm"/>
    </style:style>
    <style:style style:name="co5" style:family="table-column">
      <style:table-column-properties fo:break-before="auto" style:column-width="44.1mm"/>
    </style:style>
    <style:style style:name="co6" style:family="table-column">
      <style:table-column-properties fo:break-before="auto" style:column-width="22.58mm"/>
    </style:style>
    <style:style style:name="co7" style:family="table-column">
      <style:table-column-properties fo:break-before="auto" style:column-width="400.84mm"/>
    </style:style>
    <style:style style:name="co8" style:family="table-column">
      <style:table-column-properties fo:break-before="auto" style:column-width="21.0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ce4" style:family="table-cell" style:parent-style-name="Default">
      <style:text-properties fo:font-weight="bold" style:font-weight-asian="bold" style:font-weight-complex="bold"/>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15">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data-style-name="N115">
      <style:table-cell-properties style:rotation-align="none"/>
    </style:style>
    <style:style style:name="gr1" style:family="graphic">
      <style:graphic-properties draw:marker-start="Arrowheads_20_1" draw:marker-start-width="2mm" draw:marker-start-center="false" draw:fill="solid" draw:fill-color="#ffffc0" draw:auto-grow-height="true" draw:auto-grow-width="true" fo:min-height="5.53mm" fo:min-width="110.9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4.53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4.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imulation Demo Circuit"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6" table:number-columns-repeated="2" table:default-cell-style-name="ce3"/>
        <table:table-column table:style-name="co7" table:default-cell-style-name="Default"/>
        <table:table-column table:style-name="co8" table:number-columns-repeated="1014" table:default-cell-style-name="Default"/>
        <table:table-row table:style-name="ro1">
          <table:table-cell table:style-name="ce4" office:value-type="string" calcext:value-type="string">
            <text:p>Designation</text:p>
          </table:table-cell>
          <table:table-cell table:style-name="ce1" office:value-type="string" calcext:value-type="string">
            <text:p>Supplier</text:p>
          </table:table-cell>
          <table:table-cell table:style-name="ce1" office:value-type="string" calcext:value-type="string">
            <text:p>P/N</text:p>
          </table:table-cell>
          <table:table-cell table:style-name="ce1" office:value-type="string" calcext:value-type="string">
            <text:p>Manufacturer / MPN</text:p>
          </table:table-cell>
          <table:table-cell table:style-name="ce1" office:value-type="string" calcext:value-type="string">
            <text:p>Description</text:p>
          </table:table-cell>
          <table:table-cell table:style-name="ce1" office:value-type="string" calcext:value-type="string">
            <text:p>Notes</text:p>
          </table:table-cell>
          <table:table-cell table:style-name="ce1" office:value-type="string" calcext:value-type="string">
            <text:p>Quant.</text:p>
          </table:table-cell>
          <table:table-cell table:style-name="ce2" office:value-type="string" calcext:value-type="string">
            <text:p>Ea</text:p>
          </table:table-cell>
          <table:table-cell table:style-name="ce2" office:value-type="string" calcext:value-type="string">
            <text:p>Total</text:p>
          </table:table-cell>
          <table:table-cell table:style-name="ce1" office:value-type="string" calcext:value-type="string">
            <text:p>Comments</text:p>
          </table:table-cell>
          <table:table-cell table:number-columns-repeated="1014"/>
        </table:table-row>
        <table:table-row table:style-name="ro1">
          <table:table-cell office:value-type="string" calcext:value-type="string">
            <text:p>SBC1</text:p>
          </table:table-cell>
          <table:table-cell office:value-type="string" calcext:value-type="string">
            <text:p>RS</text:p>
          </table:table-cell>
          <table:table-cell office:value-type="string" calcext:value-type="string">
            <office:annotation draw:style-name="gr1" draw:text-style-name="P2" svg:width="112.96mm" svg:height="7.53mm" svg:x="101.64mm" svg:y="0mm" draw:caption-point-x="-23.04mm" draw:caption-point-y="4.96mm">
              <dc:date>2020-07-06T00:00:00</dc:date>
              <text:p text:style-name="P1"><text:span text:style-name="T1"><text:a xlink:href="https://docs.rs-online.com/bd7c/0900766b813109e6.pdf" xlink:type="simple">https://docs.rs-online.com/bd7c/0900766b813109e6.pdf</text:a></text:span><text:span text:style-name="T1"><text:s/></text:span></text:p>
            </office:annotation>
            <text:p>811-1284 </text:p>
          </table:table-cell>
          <table:table-cell office:value-type="string" calcext:value-type="string">
            <text:p>Raspberry PI B+</text:p>
          </table:table-cell>
          <table:table-cell office:value-type="string" calcext:value-type="string">
            <text:p>Raspberry Pi Model B+ SBC Computer Board</text:p>
          </table:table-cell>
          <table:table-cell/>
          <table:table-cell office:value-type="float" office:value="1" calcext:value-type="float">
            <text:p>1</text:p>
          </table:table-cell>
          <table:table-cell office:value-type="float" office:value="27.59" calcext:value-type="float">
            <text:p>£27.59</text:p>
          </table:table-cell>
          <table:table-cell table:formula="of:=[.G2]*[.H2]" office:value-type="float" office:value="27.59" calcext:value-type="float">
            <text:p>£27.59</text:p>
          </table:table-cell>
          <table:table-cell office:value-type="string" calcext:value-type="string">
            <text:p>Any Raspberry Pi may be used, Pi3 or Pi4 are better value and more widely available currently</text:p>
          </table:table-cell>
          <table:table-cell table:number-columns-repeated="1014"/>
        </table:table-row>
        <table:table-row table:style-name="ro1">
          <table:table-cell office:value-type="string" calcext:value-type="string">
            <text:p>N/A</text:p>
          </table:table-cell>
          <table:table-cell office:value-type="string" calcext:value-type="string">
            <text:p>The Pi Hut</text:p>
          </table:table-cell>
          <table:table-cell office:value-type="float" office:value="100010" calcext:value-type="float">
            <office:annotation draw:style-name="gr2" draw:text-style-name="P2" svg:width="145.82mm" svg:height="6.53mm" svg:x="84.7mm" svg:y="3.79mm" draw:caption-point-x="-6.1mm" draw:caption-point-y="6.04mm">
              <dc:date>2020-07-06T00:00:00</dc:date>
              <text:p text:style-name="P1"><text:span text:style-name="T1"><text:a xlink:href="https://thepihut.com/products/usb-wifi-adapter-for-the-raspberry-pi" xlink:type="simple">https://thepihut.com/products/usb-wifi-adapter-for-the-raspberry-pi</text:a></text:span><text:span text:style-name="T1"><text:s/></text:span></text:p>
            </office:annotation>
            <text:p>100010</text:p>
          </table:table-cell>
          <table:table-cell office:value-type="string" calcext:value-type="string">
            <text:p>The Pi Hut 100010</text:p>
          </table:table-cell>
          <table:table-cell office:value-type="string" calcext:value-type="string">
            <text:p>USB Wifi Adapter for the Raspberry Pi</text:p>
          </table:table-cell>
          <table:table-cell/>
          <table:table-cell office:value-type="float" office:value="1" calcext:value-type="float">
            <text:p>1</text:p>
          </table:table-cell>
          <table:table-cell office:value-type="float" office:value="6" calcext:value-type="float">
            <text:p>£6.00</text:p>
          </table:table-cell>
          <table:table-cell table:formula="of:=[.G3]*[.H3]" office:value-type="float" office:value="6" calcext:value-type="float">
            <text:p>£6.00</text:p>
          </table:table-cell>
          <table:table-cell office:value-type="string" calcext:value-type="string">
            <text:p>Only required if not using wired Ethernet connection</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4.9mm" svg:height="6.53mm" svg:x="84.19mm" svg:y="9.47mm" draw:caption-point-x="-5.59mm" draw:caption-point-y="5.23mm">
              <dc:date>2020-07-06T00:00:00</dc:date>
              <text:p text:style-name="P1"><text:span text:style-name="T1"><text:a xlink:href="https://docs.rs-online.com/9b56/0900766b8163764f.pdf" xlink:type="simple">https://docs.rs-online.com/9b56/0900766b8163764f.pdf</text:a></text:span><text:span text:style-name="T1"><text:s/></text:span></text:p>
            </office:annotation>
            <text:p>167-7046</text:p>
          </table:table-cell>
          <table:table-cell office:value-type="string" calcext:value-type="string">
            <text:p>DesignSpark ASM-1900036-22</text:p>
          </table:table-cell>
          <table:table-cell office:value-type="string" calcext:value-type="string">
            <text:p>Black Raspberry Pi Case For Use With Raspberry Pi 2B, Raspberry Pi 3B, Raspberry Pi 3B+</text:p>
          </table:table-cell>
          <table:table-cell office:value-type="string" calcext:value-type="string">
            <text:p>Needs GPIO access</text:p>
          </table:table-cell>
          <table:table-cell office:value-type="float" office:value="1" calcext:value-type="float">
            <text:p>1</text:p>
          </table:table-cell>
          <table:table-cell office:value-type="float" office:value="5.39" calcext:value-type="float">
            <text:p>£5.39</text:p>
          </table:table-cell>
          <table:table-cell table:formula="of:=[.G4]*[.H4]" office:value-type="float" office:value="5.39" calcext:value-type="float">
            <text:p>£5.39</text:p>
          </table:table-cell>
          <table:table-cell office:value-type="string" calcext:value-type="string">
            <text:p>Make sure case is compatible with chosen Pi and has good GPIO acccess. Example photos show SB Components SKU02719 style design which may be more suitable</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5.15mm" svg:height="6.53mm" svg:x="84.69mm" svg:y="13.93mm" draw:caption-point-x="-6.09mm" draw:caption-point-y="5.64mm">
              <dc:date>2020-07-06T00:00:00</dc:date>
              <text:p text:style-name="P1"><text:span text:style-name="T1"><text:a xlink:href="https://docs.rs-online.com/2609/0900766b816b6fb8.pdf" xlink:type="simple">https://docs.rs-online.com/2609/0900766b816b6fb8.pdf</text:a></text:span><text:span text:style-name="T1"><text:s/></text:span></text:p>
            </office:annotation>
            <text:p>124-9642</text:p>
          </table:table-cell>
          <table:table-cell office:value-type="string" calcext:value-type="string">
            <text:p>Transcend TS8GUSDHC10U1</text:p>
          </table:table-cell>
          <table:table-cell office:value-type="string" calcext:value-type="string">
            <text:p>Transcend 8 GB MicroSDHC Card Class 10, UHS-1 U1 </text:p>
          </table:table-cell>
          <table:table-cell office:value-type="string" calcext:value-type="string">
            <text:p>min 8 GB</text:p>
          </table:table-cell>
          <table:table-cell office:value-type="float" office:value="1" calcext:value-type="float">
            <text:p>1</text:p>
          </table:table-cell>
          <table:table-cell office:value-type="float" office:value="9.19" calcext:value-type="float">
            <text:p>£9.19</text:p>
          </table:table-cell>
          <table:table-cell table:formula="of:=[.G5]*[.H5]" office:value-type="float" office:value="9.19" calcext:value-type="float">
            <text:p>£9.19</text:p>
          </table:table-cell>
          <table:table-cell office:value-type="string" calcext:value-type="string">
            <text:p>Other micro-SD cards may be used, 8 GB or larger recommended</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6.69mm" svg:height="6.53mm" svg:x="83.17mm" svg:y="17.57mm" draw:caption-point-x="-4.57mm" draw:caption-point-y="6.87mm">
              <dc:date>2020-07-06T00:00:00</dc:date>
              <text:p text:style-name="P1"><text:span text:style-name="T1"><text:a xlink:href="https://docs.rs-online.com/d7e7/0900766b8166a59b.pdf" xlink:type="simple">https://docs.rs-online.com/d7e7/0900766b8166a59b.pdf</text:a></text:span><text:span text:style-name="T1"><text:s/></text:span></text:p>
            </office:annotation>
            <text:p>177-0222</text:p>
          </table:table-cell>
          <table:table-cell office:value-type="string" calcext:value-type="string">
            <text:p>Raspberry Pi T6715DV </text:p>
          </table:table-cell>
          <table:table-cell office:value-type="string" calcext:value-type="string">
            <text:p>Raspberry Pi, 13W Plug In Power Supply 5.1V dc, 2.5A, 1 Output, Type G</text:p>
          </table:table-cell>
          <table:table-cell office:value-type="string" calcext:value-type="string">
            <text:p>min 2 A</text:p>
          </table:table-cell>
          <table:table-cell office:value-type="float" office:value="1" calcext:value-type="float">
            <text:p>1</text:p>
          </table:table-cell>
          <table:table-cell office:value-type="float" office:value="5.95" calcext:value-type="float">
            <text:p>£5.95</text:p>
          </table:table-cell>
          <table:table-cell table:formula="of:=[.G6]*[.H6]" office:value-type="float" office:value="5.95" calcext:value-type="float">
            <text:p>£5.95</text:p>
          </table:table-cell>
          <table:table-cell office:value-type="string" calcext:value-type="string">
            <text:p>Must have correct plug for local mains supply</text:p>
          </table:table-cell>
          <table:table-cell table:number-columns-repeated="1014"/>
        </table:table-row>
        <table:table-row table:style-name="ro1">
          <table:table-cell office:value-type="string" calcext:value-type="string">
            <text:p>N/A</text:p>
          </table:table-cell>
          <table:table-cell office:value-type="string" calcext:value-type="string">
            <text:p>The Pi Hut</text:p>
          </table:table-cell>
          <table:table-cell office:value-type="string" calcext:value-type="string">
            <office:annotation draw:style-name="gr2" draw:text-style-name="P2" svg:width="115.67mm" svg:height="6.53mm" svg:x="83.43mm" svg:y="23.25mm" draw:caption-point-x="-4.83mm" draw:caption-point-y="6.06mm">
              <dc:date>2020-07-06T00:00:00</dc:date>
              <text:p text:style-name="P1"><text:span text:style-name="T1"><text:a xlink:href="https://www.adafruit.com/product/2028#technical-details" xlink:type="simple">https://www.adafruit.com/product/2028#technical-details</text:a></text:span><text:span text:style-name="T1"><text:s/></text:span></text:p>
            </office:annotation>
            <text:p><text:s/>ADA2028</text:p>
          </table:table-cell>
          <table:table-cell office:value-type="string" calcext:value-type="string">
            <text:p>Adafruit 2028</text:p>
          </table:table-cell>
          <table:table-cell office:value-type="string" calcext:value-type="string">
            <text:p>Adafruit Assembled Pi T-Cobbler Plus - GPIO Breakout</text:p>
          </table:table-cell>
          <table:table-cell/>
          <table:table-cell office:value-type="float" office:value="1" calcext:value-type="float">
            <text:p>1</text:p>
          </table:table-cell>
          <table:table-cell office:value-type="float" office:value="7.5" calcext:value-type="float">
            <text:p>£7.50</text:p>
          </table:table-cell>
          <table:table-cell table:formula="of:=[.G7]*[.H7]" office:value-type="float" office:value="7.5" calcext:value-type="float">
            <text:p>£7.50</text:p>
          </table:table-cell>
          <table:table-cell office:value-type="string" calcext:value-type="string">
            <text:p>Replaces modified 26-pin variant shown in example photos</text:p>
          </table:table-cell>
          <table:table-cell table:number-columns-repeated="1014"/>
        </table:table-row>
        <table:table-row table:style-name="ro1">
          <table:table-cell office:value-type="string" calcext:value-type="string">
            <text:p>N/A</text:p>
          </table:table-cell>
          <table:table-cell office:value-type="string" calcext:value-type="string">
            <text:p>CPC</text:p>
          </table:table-cell>
          <table:table-cell office:value-type="string" calcext:value-type="string">
            <office:annotation draw:style-name="gr2" draw:text-style-name="P2" svg:width="114.9mm" svg:height="6.53mm" svg:x="83.42mm" svg:y="22.32mm" draw:caption-point-x="-4.82mm" draw:caption-point-y="11.85mm">
              <dc:date>2020-07-06T00:00:00</dc:date>
              <text:p text:style-name="P1"><text:span text:style-name="T1"><text:a xlink:href="http://www.farnell.com/datasheets/1751666.pdf" xlink:type="simple">http://www.farnell.com/datasheets/1751666.pdf</text:a></text:span><text:span text:style-name="T1"><text:s text:c="2"/></text:span></text:p>
            </office:annotation>
            <text:p>PC01981</text:p>
          </table:table-cell>
          <table:table-cell office:value-type="string" calcext:value-type="string">
            <text:p>Multicomp MCBB830</text:p>
          </table:table-cell>
          <table:table-cell office:value-type="string" calcext:value-type="string">
            <text:p>Bread Board, ABS, Solderless, 56mm x 165mm - <text:s/>MCBB830</text:p>
          </table:table-cell>
          <table:table-cell office:value-type="string" calcext:value-type="string">
            <text:p>Min 12 x 40 pos.</text:p>
          </table:table-cell>
          <table:table-cell office:value-type="float" office:value="1" calcext:value-type="float">
            <text:p>1</text:p>
          </table:table-cell>
          <table:table-cell office:value-type="float" office:value="3.72" calcext:value-type="float">
            <text:p>£3.72</text:p>
          </table:table-cell>
          <table:table-cell table:formula="of:=[.G8]*[.H8]" office:value-type="float" office:value="3.72" calcext:value-type="float">
            <text:p>£3.72</text:p>
          </table:table-cell>
          <table:table-cell office:value-type="string" calcext:value-type="string">
            <text:p>Note example photo uses smaller breadboard with older 26 pin "T" cobbler, 40-pin needs more space (although this part will have lots of unused positions)</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4.64mm" svg:height="6.53mm" svg:x="83.42mm" svg:y="29.62mm" draw:caption-point-x="-4.82mm" draw:caption-point-y="9.42mm">
              <dc:date>2020-07-06T00:00:00</dc:date>
              <text:p text:style-name="P1"><text:span text:style-name="T1"><text:a xlink:href="https://docs.rs-online.com/b685/0900766b812bf0f0.pdf" xlink:type="simple">https://docs.rs-online.com/b685/0900766b812bf0f0.pdf</text:a></text:span><text:span text:style-name="T1"><text:s/></text:span></text:p>
            </office:annotation>
            <text:p>791-6463 </text:p>
          </table:table-cell>
          <table:table-cell office:value-type="string" calcext:value-type="string">
            <text:p>MikroElektronika MIKROE-513 </text:p>
          </table:table-cell>
          <table:table-cell office:value-type="string" calcext:value-type="string">
            <text:p>MIKROE-513, 10 piece Breadboard Jumper Wire Kit (M-M)</text:p>
          </table:table-cell>
          <table:table-cell office:value-type="string" calcext:value-type="string">
            <text:p>In pack 10</text:p>
          </table:table-cell>
          <table:table-cell office:value-type="float" office:value="1" calcext:value-type="float">
            <text:p>1</text:p>
          </table:table-cell>
          <table:table-cell office:value-type="float" office:value="2.65" calcext:value-type="float">
            <text:p>£2.65</text:p>
          </table:table-cell>
          <table:table-cell table:formula="of:=[.G9]*[.H9]" office:value-type="float" office:value="2.65" calcext:value-type="float">
            <text:p>£2.65</text:p>
          </table:table-cell>
          <table:table-cell office:value-type="string" calcext:value-type="string">
            <text:p>8x used in example</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1.83mm" svg:height="6.53mm" svg:x="83.67mm" svg:y="36.38mm" draw:caption-point-x="-5.07mm" draw:caption-point-y="7.53mm">
              <dc:date>2020-07-06T00:00:00</dc:date>
              <text:p text:style-name="P1"><text:span text:style-name="T1"><text:a xlink:href="https://docs.rs-online.com/285e/0900766b812bf0ed.pdf" xlink:type="simple">https://docs.rs-online.com/285e/0900766b812bf0ed.pdf</text:a></text:span><text:span text:style-name="T1"><text:s/></text:span></text:p>
            </office:annotation>
            <text:p>791-6454</text:p>
          </table:table-cell>
          <table:table-cell office:value-type="string" calcext:value-type="string">
            <text:p>MikroElektronika MIKROE-512</text:p>
          </table:table-cell>
          <table:table-cell office:value-type="string" calcext:value-type="string">
            <text:p>MIKROE-512, 10 piece Breadboard Jumper Wire Kit (M-F)</text:p>
          </table:table-cell>
          <table:table-cell office:value-type="string" calcext:value-type="string">
            <text:p>In pack 10</text:p>
          </table:table-cell>
          <table:table-cell office:value-type="float" office:value="1" calcext:value-type="float">
            <text:p>1</text:p>
          </table:table-cell>
          <table:table-cell office:value-type="float" office:value="2.89" calcext:value-type="float">
            <text:p>£2.89</text:p>
          </table:table-cell>
          <table:table-cell table:formula="of:=[.G10]*[.H10]" office:value-type="float" office:value="2.89" calcext:value-type="float">
            <text:p>£2.89</text:p>
          </table:table-cell>
          <table:table-cell office:value-type="string" calcext:value-type="string">
            <text:p>3x used in example</text:p>
          </table:table-cell>
          <table:table-cell table:number-columns-repeated="1014"/>
        </table:table-row>
        <table:table-row table:style-name="ro1">
          <table:table-cell office:value-type="string" calcext:value-type="string">
            <text:p>LED1</text:p>
          </table:table-cell>
          <table:table-cell office:value-type="string" calcext:value-type="string">
            <text:p>RS</text:p>
          </table:table-cell>
          <table:table-cell office:value-type="string" calcext:value-type="string">
            <office:annotation draw:style-name="gr2" draw:text-style-name="P2" svg:width="111.06mm" svg:height="6.53mm" svg:x="84.96mm" svg:y="45.98mm" draw:caption-point-x="-6.36mm" draw:caption-point-y="2.8mm">
              <dc:date>2020-07-06T00:00:00</dc:date>
              <text:p text:style-name="P1"><text:span text:style-name="T1"><text:a xlink:href="https://docs.rs-online.com/23d3/0900766b8139ff01.pdf" xlink:type="simple">https://docs.rs-online.com/23d3/0900766b8139ff01.pdf</text:a></text:span><text:span text:style-name="T1"><text:s/></text:span></text:p>
            </office:annotation>
            <text:p>862-2989</text:p>
          </table:table-cell>
          <table:table-cell office:value-type="string" calcext:value-type="string">
            <text:p>Kingbright L-7113GD</text:p>
          </table:table-cell>
          <table:table-cell office:value-type="string" calcext:value-type="string">
            <text:p>2.5 V Green LED 5mm Through Hole, Kingbright L-7113GD (heat source)</text:p>
          </table:table-cell>
          <table:table-cell office:value-type="string" calcext:value-type="string">
            <text:p>min qty 100</text:p>
          </table:table-cell>
          <table:table-cell office:value-type="float" office:value="1" calcext:value-type="float">
            <text:p>1</text:p>
          </table:table-cell>
          <table:table-cell office:value-type="float" office:value="0.109" calcext:value-type="float">
            <text:p>£0.11</text:p>
          </table:table-cell>
          <table:table-cell table:formula="of:=[.G11]*[.H11]" office:value-type="float" office:value="0.109" calcext:value-type="float">
            <text:p>£0.11</text:p>
          </table:table-cell>
          <table:table-cell office:value-type="string" calcext:value-type="string">
            <text:p>Alternatives (e.g. available in smaller quantity) may be used - must tolerate 25 mA max forward current</text:p>
          </table:table-cell>
          <table:table-cell table:number-columns-repeated="1014"/>
        </table:table-row>
        <table:table-row table:style-name="ro1">
          <table:table-cell office:value-type="string" calcext:value-type="string">
            <text:p>R1</text:p>
          </table:table-cell>
          <table:table-cell office:value-type="string" calcext:value-type="string">
            <text:p>RS</text:p>
          </table:table-cell>
          <table:table-cell office:value-type="string" calcext:value-type="string">
            <office:annotation draw:style-name="gr2" draw:text-style-name="P2" svg:width="111.83mm" svg:height="6.53mm" svg:x="84.7mm" svg:y="53.17mm" draw:caption-point-x="-6.1mm" draw:caption-point-y="0.48mm">
              <dc:date>2020-07-06T00:00:00</dc:date>
              <text:p text:style-name="P1"><text:span text:style-name="T1"><text:a xlink:href="https://docs.rs-online.com/9ae3/0900766b8157adff.pdf" xlink:type="simple">https://docs.rs-online.com/9ae3/0900766b8157adff.pdf</text:a></text:span><text:span text:style-name="T1"><text:s/></text:span></text:p>
            </office:annotation>
            <text:p>707-7726</text:p>
          </table:table-cell>
          <table:table-cell office:value-type="string" calcext:value-type="string">
            <text:p>RS PRO</text:p>
          </table:table-cell>
          <table:table-cell office:value-type="string" calcext:value-type="string">
            <text:p>RS PRO 4.7kΩ 0.25W Carbon Film Resistor ±5% <text:s/>(1-wire bus termination)</text:p>
          </table:table-cell>
          <table:table-cell office:value-type="string" calcext:value-type="string">
            <text:p>min qty 10</text:p>
          </table:table-cell>
          <table:table-cell office:value-type="float" office:value="1" calcext:value-type="float">
            <text:p>1</text:p>
          </table:table-cell>
          <table:table-cell office:value-type="float" office:value="0.13" calcext:value-type="float">
            <text:p>£0.13</text:p>
          </table:table-cell>
          <table:table-cell table:formula="of:=[.G12]*[.H12]" office:value-type="float" office:value="0.13" calcext:value-type="float">
            <text:p>£0.13</text:p>
          </table:table-cell>
          <table:table-cell office:value-type="string" calcext:value-type="string">
            <text:p>Or any 4k7 THT resistor</text:p>
          </table:table-cell>
          <table:table-cell table:number-columns-repeated="1014"/>
        </table:table-row>
        <table:table-row table:style-name="ro1">
          <table:table-cell office:value-type="string" calcext:value-type="string">
            <text:p>R2</text:p>
          </table:table-cell>
          <table:table-cell office:value-type="string" calcext:value-type="string">
            <text:p>RS</text:p>
          </table:table-cell>
          <table:table-cell office:value-type="string" calcext:value-type="string">
            <office:annotation draw:style-name="gr2" draw:text-style-name="P2" svg:width="112.09mm" svg:height="6.53mm" svg:x="84.95mm" svg:y="60.05mm" draw:caption-point-x="-6.35mm" draw:caption-point-y="-1.53mm">
              <dc:date>2020-07-06T00:00:00</dc:date>
              <text:p text:style-name="P1"><text:span text:style-name="T1"><text:a xlink:href="https://docs.rs-online.com/50bc/0900766b8157addf.pdf" xlink:type="simple">https://docs.rs-online.com/50bc/0900766b8157addf.pdf</text:a></text:span><text:span text:style-name="T1"><text:s/></text:span></text:p>
            </office:annotation>
            <text:p>707-7587</text:p>
          </table:table-cell>
          <table:table-cell office:value-type="string" calcext:value-type="string">
            <text:p>RS PRO</text:p>
          </table:table-cell>
          <table:table-cell office:value-type="string" calcext:value-type="string">
            <text:p>RS PRO 100Ω 0.25W Carbon Film Resistor ±5% <text:s/>(LED current limiting)</text:p>
          </table:table-cell>
          <table:table-cell office:value-type="string" calcext:value-type="string">
            <text:p>min qty 10</text:p>
          </table:table-cell>
          <table:table-cell office:value-type="float" office:value="1" calcext:value-type="float">
            <text:p>1</text:p>
          </table:table-cell>
          <table:table-cell office:value-type="float" office:value="0.145" calcext:value-type="float">
            <text:p>£0.15</text:p>
          </table:table-cell>
          <table:table-cell table:formula="of:=[.G13]*[.H13]" office:value-type="float" office:value="0.145" calcext:value-type="float">
            <text:p>£0.15</text:p>
          </table:table-cell>
          <table:table-cell office:value-type="string" calcext:value-type="string">
            <text:p>Or any 100 Ohm THT resistor. <text:s/>100 Ohms gives LED If = 25 mA @ Vf = <text:s/>2.5 V and Vcc = 5 V (note LED should be driven HARD to generate plenty of heat!)</text:p>
          </table:table-cell>
          <table:table-cell table:number-columns-repeated="1014"/>
        </table:table-row>
        <table:table-row table:style-name="ro1">
          <table:table-cell office:value-type="string" calcext:value-type="string">
            <text:p>IC1</text:p>
          </table:table-cell>
          <table:table-cell office:value-type="string" calcext:value-type="string">
            <text:p>RS</text:p>
          </table:table-cell>
          <table:table-cell office:value-type="string" calcext:value-type="string">
            <office:annotation draw:style-name="gr2" draw:text-style-name="P2" svg:width="111.58mm" svg:height="6.53mm" svg:x="85.47mm" svg:y="67.48mm" draw:caption-point-x="-6.87mm" draw:caption-point-y="-4.1mm">
              <dc:date>2020-07-06T00:00:00</dc:date>
              <text:p text:style-name="P1"><text:span text:style-name="T1"><text:a xlink:href="https://docs.rs-online.com/4ada/0900766b8135fb06.pdf" xlink:type="simple">https://docs.rs-online.com/4ada/0900766b8135fb06.pdf</text:a></text:span><text:span text:style-name="T1"><text:s/></text:span></text:p>
            </office:annotation>
            <text:p>714-1167</text:p>
          </table:table-cell>
          <table:table-cell office:value-type="string" calcext:value-type="string">
            <text:p>STMicroelectronics ULN2803A <text:s/></text:p>
          </table:table-cell>
          <table:table-cell office:value-type="string" calcext:value-type="string">
            <text:p>STMicroelectronics ULN2803A Octal NPN Darlington Pair, 500 mA 50 V HFE:1000, 18-Pin PDIP</text:p>
          </table:table-cell>
          <table:table-cell office:value-type="string" calcext:value-type="string">
            <text:p>Min qty 5</text:p>
          </table:table-cell>
          <table:table-cell office:value-type="float" office:value="1" calcext:value-type="float">
            <text:p>1</text:p>
          </table:table-cell>
          <table:table-cell office:value-type="float" office:value="1.099" calcext:value-type="float">
            <text:p>£1.10</text:p>
          </table:table-cell>
          <table:table-cell table:formula="of:=[.G14]*[.H14]" office:value-type="float" office:value="1.099" calcext:value-type="float">
            <text:p>£1.10</text:p>
          </table:table-cell>
          <table:table-cell office:value-type="string" calcext:value-type="string">
            <text:p>Replaces obsolete RS 646-6305 used in example</text:p>
          </table:table-cell>
          <table:table-cell table:number-columns-repeated="1014"/>
        </table:table-row>
        <table:table-row table:style-name="ro1">
          <table:table-cell office:value-type="string" calcext:value-type="string">
            <text:p>K1, …</text:p>
          </table:table-cell>
          <table:table-cell office:value-type="string" calcext:value-type="string">
            <text:p>Amazon/e-bay</text:p>
          </table:table-cell>
          <table:table-cell>
            <office:annotation draw:style-name="gr3" draw:text-style-name="P2" svg:width="190.84mm" svg:height="6.61mm" svg:x="85.72mm" svg:y="74.24mm" draw:caption-point-x="-7.12mm" draw:caption-point-y="-5.99mm">
              <dc:date>2020-07-06T00:00:00</dc:date>
              <text:p text:style-name="P1"><text:span text:style-name="T1"><text:a xlink:href="http://www.qianji.com/Product-details?_l=en&amp;product_id=134&amp;product_category=13" xlink:type="simple">http://www.qianji.com/Product-details?_l=en&amp;product_id=134&amp;product_category=13</text:a></text:span><text:span text:style-name="T1"><text:s/></text:span></text:p>
            </office:annotation>
          </table:table-cell>
          <table:table-cell office:value-type="string" calcext:value-type="string">
            <text:p>Qianji JQC-3F-5VDC</text:p>
          </table:table-cell>
          <table:table-cell office:value-type="string" calcext:value-type="string">
            <text:p>Qianji Jqc-3F(T73)-5Vdc, 10A 5Pin Relay Module - 5V coil, SPDT contacts</text:p>
          </table:table-cell>
          <table:table-cell office:value-type="string" calcext:value-type="string">
            <text:p>In pack 5</text:p>
          </table:table-cell>
          <table:table-cell office:value-type="float" office:value="1" calcext:value-type="float">
            <text:p>1</text:p>
          </table:table-cell>
          <table:table-cell office:value-type="float" office:value="6" calcext:value-type="float">
            <text:p>£6.00</text:p>
          </table:table-cell>
          <table:table-cell table:formula="of:=[.G15]*[.H15]" office:value-type="float" office:value="6" calcext:value-type="float">
            <text:p>£6.00</text:p>
          </table:table-cell>
          <table:table-cell office:value-type="string" calcext:value-type="string">
            <text:p>Note does not quite match breadboard 2.54 mm pin pitch, requires pins to be slightly bent. <text:s/>May be replaced with any PCB mount relay with 5 V DC coil and SPDT or DPDT contacts</text:p>
          </table:table-cell>
          <table:table-cell table:number-columns-repeated="1014"/>
        </table:table-row>
        <table:table-row table:style-name="ro1">
          <table:table-cell office:value-type="string" calcext:value-type="string">
            <text:p>IC2,3, …</text:p>
          </table:table-cell>
          <table:table-cell office:value-type="string" calcext:value-type="string">
            <text:p>RS</text:p>
          </table:table-cell>
          <table:table-cell office:value-type="string" calcext:value-type="string">
            <office:annotation draw:style-name="gr2" draw:text-style-name="P2" svg:width="118.58mm" svg:height="6.53mm" svg:x="78.6mm" svg:y="73.12mm" draw:caption-point-x="0mm" draw:caption-point-y="0mm">
              <dc:date>2020-07-06T00:00:00</dc:date>
              <text:p text:style-name="P1"><text:span text:style-name="T1"><text:a xlink:href="https://docs.rs-online.com/7c2e/A700000006388546.pdf" xlink:type="simple">https://docs.rs-online.com/7c2e/A700000006388546.pdf</text:a></text:span><text:span text:style-name="T1"><text:s/></text:span></text:p>
            </office:annotation>
            <text:p>190-1709 </text:p>
          </table:table-cell>
          <table:table-cell office:value-type="string" calcext:value-type="string">
            <text:p>Maxim Integrated <text:s/>DS18B20+</text:p>
          </table:table-cell>
          <table:table-cell office:value-type="string" calcext:value-type="string">
            <text:p>Maxim Integrated DS18B20+, Temperature Sensor -55 → +125 °C ±0.5°C 1-Wire, 3-Pin TO-92</text:p>
          </table:table-cell>
          <table:table-cell office:value-type="string" calcext:value-type="string">
            <text:p>Min qty 5</text:p>
          </table:table-cell>
          <table:table-cell office:value-type="float" office:value="2" calcext:value-type="float">
            <text:p>2</text:p>
          </table:table-cell>
          <table:table-cell office:value-type="float" office:value="3.73" calcext:value-type="float">
            <text:p>£3.73</text:p>
          </table:table-cell>
          <table:table-cell table:formula="of:=[.G16]*[.H16]" office:value-type="float" office:value="7.46" calcext:value-type="float">
            <text:p>£7.46</text:p>
          </table:table-cell>
          <table:table-cell office:value-type="string" calcext:value-type="string">
            <text:p>Replaces obsolete RS 190-1709. <text:s/>Note available at much lower cost from Amazon/e-bay, etc. Quantity as required, example has two sensors for control and ambient</text:p>
          </table:table-cell>
          <table:table-cell table:number-columns-repeated="1014"/>
        </table:table-row>
        <table:table-row table:style-name="ro1">
          <table:table-cell table:number-columns-repeated="7"/>
          <table:table-cell office:value-type="string" calcext:value-type="string">
            <text:p>Total</text:p>
          </table:table-cell>
          <table:table-cell table:formula="of:=SUM([.I2:.I15])" office:value-type="float" office:value="78.363" calcext:value-type="float">
            <text:p>£78.36</text:p>
          </table:table-cell>
          <table:table-cell table:number-columns-repeated="1015"/>
        </table:table-row>
        <table:table-row table:style-name="ro1">
          <table:table-cell table:number-columns-repeated="4"/>
          <table:table-cell office:value-type="string" calcext:value-type="string">
            <text:p><text:s/></text:p>
          </table:table-cell>
          <table:table-cell table:number-columns-repeated="1019"/>
        </table:table-row>
        <table:table-row table:style-name="ro1">
          <table:table-cell office:value-type="string" calcext:value-type="string">
            <text:p>Note 1 - all prices include VAT but exclude delivery and are correct as of July 2020</text:p>
          </table:table-cell>
          <table:table-cell table:number-columns-repeated="1023"/>
        </table:table-row>
        <table:table-row table:style-name="ro1">
          <table:table-cell office:value-type="string" calcext:value-type="string">
            <text:p>Note 2 - alternative parts and suppliers may also be used e.g. to minimise number of different suppliers and delivery charges, suppliers offering lower Minimum Order Quantity (MOQ), or for replacements if above have become obsolete</text:p>
          </table:table-cell>
          <table:table-cell table:number-columns-repeated="1023"/>
        </table:table-row>
        <table:table-row table:style-name="ro1">
          <table:table-cell office:value-type="string" calcext:value-type="string">
            <text:p>Note 3 - additional temperature sensors and relays may be added for additional temperature input and control output channels</text:p>
          </table:table-cell>
          <table:table-cell table:number-columns-repeated="1023"/>
        </table:table-row>
        <table:table-row table:style-name="ro1">
          <table:table-cell office:value-type="string" calcext:value-type="string">
            <text:p>Note 4 – Alternatively, use of a DPDT relay allows the second set of contacts to be used as a feedback signal for GPIO feedback pin. (DT as specified allows simulation of both heater and cooler)</text:p>
          </table:table-cell>
          <table:table-cell table:number-columns-repeated="1023"/>
        </table:table-row>
        <table:table-row table:style-name="ro1" table:number-rows-repeated="1048552">
          <table:table-cell table:number-columns-repeated="1024"/>
        </table:table-row>
        <table:table-row table:style-name="ro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text>£</number:text>
      <number:number number:decimal-places="2" loext:min-decimal-places="2" number:min-integer-digits="1" number:grouping="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7">00/00/0000</text:date>, <text:time style:data-style-name="N2" text:time-value="12:28:43.65426984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Lockton</meta:initial-creator>
    <meta:creation-date>2020-07-01T14:02:42</meta:creation-date>
    <dc:date>2020-07-07T14:29:32.838603500</dc:date>
    <meta:generator>LibreOffice/6.0.7.3$Linux_X86_64 LibreOffice_project/00m0$Build-3</meta:generator>
    <meta:editing-duration>PT3H19M51S</meta:editing-duration>
    <meta:editing-cycles>31</meta:editing-cycles>
    <meta:document-statistic meta:table-count="1" meta:cell-count="16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